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B000001EF403A284CF860E4E8.png" manifest:media-type="image/png"/>
  <manifest:file-entry manifest:full-path="Pictures/10000201000001C80000017458793C698C0105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16e" officeooo:paragraph-rsid="000ed1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555in" svg:y="0.8701in" svg:width="6.9252in" svg:height="3.65in" draw:z-index="0"><draw:image xlink:href="Pictures/10000201000003AB000001EF403A284CF860E4E8.png" xlink:type="simple" xlink:show="embed" xlink:actuate="onLoad" draw:mime-type="image/png"/></draw:frame>PROGRAMM:<draw:frame draw:style-name="fr1" draw:name="Image2" text:anchor-type="char" svg:x="0.0693in" svg:y="5.3063in" svg:width="6.5654in" svg:height="3.498in" draw:z-index="1"><draw:image xlink:href="Pictures/10000201000001C80000017458793C698C0105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3:31:47.512000000</meta:creation-date>
    <dc:date>2022-09-17T13:33:44.697000000</dc:date>
    <meta:editing-duration>PT1M58S</meta:editing-duration>
    <meta:editing-cycles>1</meta:editing-cycles>
    <meta:document-statistic meta:table-count="0" meta:image-count="2" meta:object-count="0" meta:page-count="1" meta:paragraph-count="1" meta:word-count="1" meta:character-count="9" meta:non-whitespace-character-count="9"/>
    <meta:generator>LibreOffice/7.1.8.1$Windows_X86_64 LibreOffice_project/e1f30c802c3269a1d052614453f260e49458c82c</meta:generator>
  </office:meta>
</office:document-meta>
</file>